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FE7F5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middle" fo:background-color="#94BD5E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13" style:family="table-cell" style:parent-style-name="Default" style:data-style-name="N0">
      <style:table-cell-properties fo:border="thin solid #000000" style:vertical-align="middle" fo:background-color="#FFCC99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14" style:family="table-cell" style:parent-style-name="Default" style:data-style-name="N0">
      <style:table-cell-properties fo:border="thin solid #000000" style:vertical-align="middle" fo:background-color="#FF9966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CFE7F5" style:repeat-content="false"/>
      <style:paragraph-properties fo:text-align="center"/>
      <style:text-properties fo:color="#008000"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19" style:family="table-cell" style:parent-style-name="Default" style:data-style-name="N0">
      <style:table-cell-properties fo:border="thin solid #000000" style:vertical-align="middle" fo:background-color="#CFE7F5" style:repeat-content="false"/>
      <style:paragraph-properties fo:text-align="center"/>
      <style:text-properties fo:color="#FF0000"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20" style:family="table-cell" style:parent-style-name="Default" style:data-style-name="N0">
      <style:table-cell-properties fo:border="thin solid #000000" style:vertical-align="middle" fo:background-color="#94BD5E" style:repeat-content="false"/>
      <style:paragraph-properties fo:text-align="center"/>
      <style:text-properties fo:color="#008000"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21" style:family="table-cell" style:parent-style-name="Default" style:data-style-name="N0">
      <style:table-cell-properties fo:border="thin solid #000000" style:vertical-align="middle" fo:background-color="#FFCC99" style:repeat-content="false"/>
      <style:paragraph-properties fo:text-align="center"/>
      <style:text-properties fo:color="#008000"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22" style:family="table-cell" style:parent-style-name="Default" style:data-style-name="N0">
      <style:table-cell-properties fo:border="thin solid #000000" style:vertical-align="middle" fo:background-color="#FF9966" style:repeat-content="false"/>
      <style:paragraph-properties fo:text-align="center"/>
      <style:text-properties fo:color="#008000"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23" style:family="table-cell" style:parent-style-name="Default" style:data-style-name="N0">
      <style:table-cell-properties fo:border="thin solid #000000" style:vertical-align="middle" fo:background-color="#94BD5E" style:repeat-content="false"/>
      <style:paragraph-properties fo:text-align="center"/>
      <style:text-properties fo:color="#FF0000"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24" style:family="table-cell" style:parent-style-name="Default" style:data-style-name="N0">
      <style:table-cell-properties fo:border="thin solid #000000" style:vertical-align="middle" fo:background-color="#CFE7F5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25" style:family="table-cell" style:parent-style-name="Default" style:data-style-name="N0">
      <style:table-cell-properties fo:border="thin solid #000000" style:vertical-align="middle" fo:background-color="#94BD5E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26" style:family="table-cell" style:parent-style-name="Default" style:data-style-name="N0">
      <style:table-cell-properties fo:border="thin solid #000000" style:vertical-align="middle" fo:background-color="#FFCC99" style:repeat-content="false"/>
      <style:paragraph-properties fo:text-align="center"/>
      <style:text-properties fo:color="#FF0000"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27" style:family="table-cell" style:parent-style-name="Default" style:data-style-name="N0">
      <style:table-cell-properties fo:border="thin solid #000000" style:vertical-align="middle" fo:background-color="#FF9966" style:repeat-content="false"/>
      <style:paragraph-properties fo:text-align="center"/>
      <style:text-properties fo:color="#FF0000"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28" style:family="table-cell" style:parent-style-name="Default" style:data-style-name="N0">
      <style:table-cell-properties fo:border="thin solid #000000" style:vertical-align="middle" fo:background-color="#9BBB59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29" style:family="table-cell" style:parent-style-name="Default" style:data-style-name="N0">
      <style:table-cell-properties fo:border="thin solid #000000" style:vertical-align="middle" fo:background-color="#9BBB59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30" style:family="table-cell" style:parent-style-name="Default" style:data-style-name="N0">
      <style:table-cell-properties fo:border="thin solid #000000" style:vertical-align="middle" fo:background-color="#9BBB59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31" style:family="table-cell" style:parent-style-name="Default" style:data-style-name="N0">
      <style:table-cell-properties fo:border="thin solid #000000" style:vertical-align="middle" fo:background-color="#9BBB59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32" style:family="table-cell" style:parent-style-name="Default" style:data-style-name="N0">
      <style:table-cell-properties fo:border="thin solid #000000" style:vertical-align="middle" fo:background-color="#C0504D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33" style:family="table-cell" style:parent-style-name="Default" style:data-style-name="N0">
      <style:table-cell-properties fo:border="thin solid #000000" style:vertical-align="middle" fo:background-color="#C0504D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34" style:family="table-cell" style:parent-style-name="Default" style:data-style-name="N0">
      <style:table-cell-properties fo:border="thin solid #000000" style:vertical-align="middle" fo:background-color="#C0504D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35" style:family="table-cell" style:parent-style-name="Default" style:data-style-name="N0">
      <style:table-cell-properties fo:border="thin solid #000000" style:vertical-align="middle" fo:background-color="#C0504D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1.005416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25.7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number-columns-repeated="25" table:default-cell-style-name="ce7"/>
        <table:table-column table:style-name="co2" table:number-columns-repeated="999" table:default-cell-style-name="ce7"/>
        <table:table-column table:style-name="co3" table:number-columns-repeated="15360" table:default-cell-style-name="ce1"/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5">
            <text:p>16</text:p>
          </table:table-cell>
          <table:table-cell table:style-name="ce2"/>
          <table:table-cell office:value-type="string" table:style-name="ce6">
            <text:p>RHS</text:p>
          </table:table-cell>
          <table:table-cell table:style-name="ce2"/>
          <table:table-cell office:value-type="string" table:style-name="ce3">
            <text:p>M1</text:p>
          </table:table-cell>
          <table:table-cell office:value-type="string" table:style-name="ce4">
            <text:p>M2</text:p>
          </table:table-cell>
          <table:table-cell office:value-type="string" table:style-name="ce4">
            <text:p>M3</text:p>
          </table:table-cell>
          <table:table-cell office:value-type="string" table:style-name="ce5">
            <text:p>M4</text:p>
          </table:table-cell>
          <table:table-cell table:style-name="ce2"/>
          <table:table-cell table:style-name="ce7"/>
          <table:table-cell office:value-type="float" office:value="0" table:style-name="ce7">
            <text:p>0</text:p>
          </table:table-cell>
          <table:table-cell table:number-columns-repeated="16357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3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style-name="ce15"/>
          <table:table-cell table:number-columns-repeated="999" table:style-name="ce7"/>
          <table:table-cell table:number-columns-repeated="15360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2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style-name="ce15"/>
          <table:table-cell table:number-columns-repeated="999" table:style-name="ce7"/>
          <table:table-cell table:number-columns-repeated="15360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1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style-name="ce15"/>
          <table:table-cell table:number-columns-repeated="999" table:style-name="ce7"/>
          <table:table-cell table:number-columns-repeated="15360"/>
        </table:table-row>
        <table:table-row table:style-name="ro1">
          <table:table-cell office:value-type="float" office:value="4" table:style-name="ce16">
            <text:p>4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0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style-name="ce15"/>
          <table:table-cell table:number-columns-repeated="999" table:style-name="ce7"/>
          <table:table-cell table:number-columns-repeated="15360"/>
        </table:table-row>
        <table:table-row table:style-name="ro1">
          <table:table-cell office:value-type="float" office:value="5" table:style-name="ce16">
            <text:p>5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9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style-name="ce15"/>
          <table:table-cell table:number-columns-repeated="999" table:style-name="ce7"/>
          <table:table-cell table:number-columns-repeated="15360"/>
        </table:table-row>
        <table:table-row table:style-name="ro1">
          <table:table-cell office:value-type="float" office:value="6" table:style-name="ce16">
            <text:p>6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8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style-name="ce15"/>
          <table:table-cell table:number-columns-repeated="999" table:style-name="ce7"/>
          <table:table-cell table:number-columns-repeated="15360"/>
        </table:table-row>
        <table:table-row table:style-name="ro1">
          <table:table-cell office:value-type="float" office:value="7" table:style-name="ce16">
            <text:p>7</text:p>
          </table:table-cell>
          <table:table-cell table:number-columns-repeated="4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7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style-name="ce15"/>
          <table:table-cell table:number-columns-repeated="999" table:style-name="ce7"/>
          <table:table-cell table:number-columns-repeated="15360"/>
        </table:table-row>
        <table:table-row table:style-name="ro1">
          <table:table-cell office:value-type="float" office:value="8" table:style-name="ce16">
            <text:p>8</text:p>
          </table:table-cell>
          <table:table-cell table:number-columns-repeated="5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6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style-name="ce15"/>
          <table:table-cell table:number-columns-repeated="999" table:style-name="ce7"/>
          <table:table-cell table:number-columns-repeated="15360"/>
        </table:table-row>
        <table:table-row table:style-name="ro1">
          <table:table-cell office:value-type="float" office:value="9" table:style-name="ce16">
            <text:p>9</text:p>
          </table:table-cell>
          <table:table-cell table:number-columns-repeated="6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5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style-name="ce15"/>
          <table:table-cell table:number-columns-repeated="999" table:style-name="ce7"/>
          <table:table-cell table:number-columns-repeated="15360"/>
        </table:table-row>
        <table:table-row table:style-name="ro1">
          <table:table-cell office:value-type="float" office:value="10" table:style-name="ce16">
            <text:p>10</text:p>
          </table:table-cell>
          <table:table-cell table:number-columns-repeated="7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4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style-name="ce15"/>
          <table:table-cell table:number-columns-repeated="999" table:style-name="ce7"/>
          <table:table-cell table:number-columns-repeated="15360"/>
        </table:table-row>
        <table:table-row table:style-name="ro1">
          <table:table-cell office:value-type="float" office:value="11" table:style-name="ce16">
            <text:p>11</text:p>
          </table:table-cell>
          <table:table-cell table:number-columns-repeated="8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3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style-name="ce15"/>
          <table:table-cell table:number-columns-repeated="999" table:style-name="ce7"/>
          <table:table-cell table:number-columns-repeated="15360"/>
        </table:table-row>
        <table:table-row table:style-name="ro1">
          <table:table-cell office:value-type="float" office:value="12" table:style-name="ce16">
            <text:p>12</text:p>
          </table:table-cell>
          <table:table-cell table:number-columns-repeated="9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2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style-name="ce15"/>
          <table:table-cell table:number-columns-repeated="999" table:style-name="ce7"/>
          <table:table-cell table:number-columns-repeated="15360"/>
        </table:table-row>
        <table:table-row table:style-name="ro1">
          <table:table-cell office:value-type="float" office:value="13" table:style-name="ce16">
            <text:p>13</text:p>
          </table:table-cell>
          <table:table-cell table:number-columns-repeated="10" table:style-name="ce14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14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style-name="ce15"/>
          <table:table-cell table:number-columns-repeated="999" table:style-name="ce7"/>
          <table:table-cell table:number-columns-repeated="15360"/>
        </table:table-row>
        <table:table-row table:style-name="ro1">
          <table:table-cell office:value-type="float" office:value="14" table:style-name="ce16">
            <text:p>14</text:p>
          </table:table-cell>
          <table:table-cell table:number-columns-repeated="11" table:style-name="ce14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style-name="ce15"/>
          <table:table-cell table:number-columns-repeated="999" table:style-name="ce7"/>
          <table:table-cell table:number-columns-repeated="15360"/>
        </table:table-row>
        <table:table-row table:style-name="ro1">
          <table:table-cell office:value-type="float" office:value="15" table:style-name="ce16">
            <text:p>15</text:p>
          </table:table-cell>
          <table:table-cell table:number-columns-repeated="12" table:style-name="ce14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style-name="ce15"/>
          <table:table-cell table:number-columns-repeated="999" table:style-name="ce7"/>
          <table:table-cell table:number-columns-repeated="15360"/>
        </table:table-row>
        <table:table-row table:style-name="ro1">
          <table:table-cell office:value-type="float" office:value="16" table:style-name="ce17">
            <text:p>16</text:p>
          </table:table-cell>
          <table:table-cell table:number-columns-repeated="13" table:style-name="ce14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style-name="ce15"/>
          <table:table-cell table:number-columns-repeated="999" table:style-name="ce7"/>
          <table:table-cell table:number-columns-repeated="15360"/>
        </table:table-row>
        <table:table-row table:style-name="ro2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5">
            <text:p>16</text:p>
          </table:table-cell>
          <table:table-cell table:style-name="ce2"/>
          <table:table-cell office:value-type="string" table:style-name="ce6">
            <text:p>RHS</text:p>
          </table:table-cell>
          <table:table-cell table:style-name="ce2"/>
          <table:table-cell office:value-type="string" table:style-name="ce3">
            <text:p>M1</text:p>
          </table:table-cell>
          <table:table-cell office:value-type="string" table:style-name="ce4">
            <text:p>M2</text:p>
          </table:table-cell>
          <table:table-cell office:value-type="string" table:style-name="ce4">
            <text:p>M3</text:p>
          </table:table-cell>
          <table:table-cell office:value-type="string" table:style-name="ce5">
            <text:p>M4</text:p>
          </table:table-cell>
          <table:table-cell table:style-name="ce1"/>
          <table:table-cell table:style-name="ce7"/>
          <table:table-cell office:value-type="string" table:style-name="ce7">
            <text:p>M1</text:p>
          </table:table-cell>
          <table:table-cell table:number-columns-repeated="16357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number-columns-repeated="13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1" table:style-name="ce9">
            <text:p>1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2" table:style-name="ce16">
            <text:p>2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table:number-columns-repeated="12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2" table:style-name="ce9">
            <text:p>2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3" table:style-name="ce16">
            <text:p>3</text:p>
          </table:table-cell>
          <table:table-cell table:number-columns-repeated="2" table:style-name="ce19"/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table:number-columns-repeated="11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3" table:style-name="ce9">
            <text:p>3</text:p>
          </table:table-cell>
          <table:table-cell office:value-type="float" office:value="5" table:style-name="ce12">
            <text:p>5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4" table:style-name="ce16">
            <text:p>4</text:p>
          </table:table-cell>
          <table:table-cell table:style-name="ce9"/>
          <table:table-cell table:number-columns-repeated="2" table:style-name="ce19"/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table:number-columns-repeated="10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4" table:style-name="ce9">
            <text:p>4</text:p>
          </table:table-cell>
          <table:table-cell office:value-type="float" office:value="6" table:style-name="ce12">
            <text:p>6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5" table:style-name="ce16">
            <text:p>5</text:p>
          </table:table-cell>
          <table:table-cell table:number-columns-repeated="2" table:style-name="ce12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number-columns-repeated="3" table:style-name="ce20"/>
          <table:table-cell table:number-columns-repeated="6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7" table:style-name="ce12">
            <text:p>7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6" table:style-name="ce16">
            <text:p>6</text:p>
          </table:table-cell>
          <table:table-cell table:number-columns-repeated="2" table:style-name="ce12"/>
          <table:table-cell table:style-name="ce20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number-columns-repeated="2" table:style-name="ce20"/>
          <table:table-cell table:number-columns-repeated="6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8" table:style-name="ce12">
            <text:p>8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7" table:style-name="ce16">
            <text:p>7</text:p>
          </table:table-cell>
          <table:table-cell table:number-columns-repeated="2" table:style-name="ce12"/>
          <table:table-cell table:number-columns-repeated="2" table:style-name="ce20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style-name="ce20"/>
          <table:table-cell table:number-columns-repeated="6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9" table:style-name="ce13">
            <text:p>9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8" table:style-name="ce16">
            <text:p>8</text:p>
          </table:table-cell>
          <table:table-cell table:number-columns-repeated="2" table:style-name="ce12"/>
          <table:table-cell table:number-columns-repeated="3" table:style-name="ce20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number-columns-repeated="6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0" table:style-name="ce13">
            <text:p>10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9" table:style-name="ce16">
            <text:p>9</text:p>
          </table:table-cell>
          <table:table-cell table:number-columns-repeated="6" table:style-name="ce13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number-columns-repeated="3" table:style-name="ce21"/>
          <table:table-cell table:number-columns-repeated="2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1" table:style-name="ce13">
            <text:p>11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0" table:style-name="ce16">
            <text:p>10</text:p>
          </table:table-cell>
          <table:table-cell table:number-columns-repeated="6" table:style-name="ce13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number-columns-repeated="2" table:style-name="ce21"/>
          <table:table-cell table:number-columns-repeated="2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0" table:style-name="ce13">
            <text:p>10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1" table:style-name="ce16">
            <text:p>11</text:p>
          </table:table-cell>
          <table:table-cell table:number-columns-repeated="6" table:style-name="ce13"/>
          <table:table-cell table:number-columns-repeated="2"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number-columns-repeated="2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3" table:style-name="ce14">
            <text:p>13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2" table:style-name="ce16">
            <text:p>12</text:p>
          </table:table-cell>
          <table:table-cell table:number-columns-repeated="6" table:style-name="ce13"/>
          <table:table-cell table:number-columns-repeated="3"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number-columns-repeated="2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4" table:style-name="ce14">
            <text:p>14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3" table:style-name="ce16">
            <text:p>13</text:p>
          </table:table-cell>
          <table:table-cell table:number-columns-repeated="10" table:style-name="ce14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style-name="ce14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5" table:style-name="ce14">
            <text:p>15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4" table:style-name="ce16">
            <text:p>14</text:p>
          </table:table-cell>
          <table:table-cell table:number-columns-repeated="11" table:style-name="ce14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6" table:style-name="ce14">
            <text:p>16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5" table:style-name="ce16">
            <text:p>15</text:p>
          </table:table-cell>
          <table:table-cell table:number-columns-repeated="11" table:style-name="ce14"/>
          <table:table-cell table:style-name="ce22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6" table:style-name="ce17">
            <text:p>16</text:p>
          </table:table-cell>
          <table:table-cell table:number-columns-repeated="11" table:style-name="ce14"/>
          <table:table-cell table:number-columns-repeated="2" table:style-name="ce22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5">
            <text:p>16</text:p>
          </table:table-cell>
          <table:table-cell table:style-name="ce2"/>
          <table:table-cell office:value-type="string" table:style-name="ce6">
            <text:p>RHS</text:p>
          </table:table-cell>
          <table:table-cell table:style-name="ce2"/>
          <table:table-cell office:value-type="string" table:style-name="ce3">
            <text:p>M1</text:p>
          </table:table-cell>
          <table:table-cell office:value-type="string" table:style-name="ce4">
            <text:p>M2</text:p>
          </table:table-cell>
          <table:table-cell office:value-type="string" table:style-name="ce4">
            <text:p>M3</text:p>
          </table:table-cell>
          <table:table-cell office:value-type="string" table:style-name="ce5">
            <text:p>M4</text:p>
          </table:table-cell>
          <table:table-cell table:style-name="ce1"/>
          <table:table-cell table:style-name="ce7"/>
          <table:table-cell office:value-type="string" table:style-name="ce7">
            <text:p>R1</text:p>
          </table:table-cell>
          <table:table-cell table:number-columns-repeated="16357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3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1" table:style-name="ce9">
            <text:p>1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2" table:style-name="ce16">
            <text:p>2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2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2" table:style-name="ce9">
            <text:p>2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3" table:style-name="ce16">
            <text:p>3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1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3" table:style-name="ce19">
            <text:p>3</text:p>
          </table:table-cell>
          <table:table-cell office:value-type="float" office:value="5" table:style-name="ce23">
            <text:p>5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4" table:style-name="ce16">
            <text:p>4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0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4" table:style-name="ce19">
            <text:p>4</text:p>
          </table:table-cell>
          <table:table-cell office:value-type="float" office:value="6" table:style-name="ce23">
            <text:p>6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5" table:style-name="ce16">
            <text:p>5</text:p>
          </table:table-cell>
          <table:table-cell table:number-columns-repeated="2" table:style-name="ce12"/>
          <table:table-cell table:style-name="ce23"/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number-columns-repeated="9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7" table:style-name="ce12">
            <text:p>7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6" table:style-name="ce16">
            <text:p>6</text:p>
          </table:table-cell>
          <table:table-cell table:number-columns-repeated="3" table:style-name="ce12"/>
          <table:table-cell table:style-name="ce23"/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number-columns-repeated="8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8" table:style-name="ce12">
            <text:p>8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7" table:style-name="ce16">
            <text:p>7</text:p>
          </table:table-cell>
          <table:table-cell table:number-columns-repeated="4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7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9" table:style-name="ce13">
            <text:p>9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8" table:style-name="ce16">
            <text:p>8</text:p>
          </table:table-cell>
          <table:table-cell table:number-columns-repeated="5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6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0" table:style-name="ce13">
            <text:p>10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9" table:style-name="ce16">
            <text:p>9</text:p>
          </table:table-cell>
          <table:table-cell table:number-columns-repeated="6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5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1" table:style-name="ce13">
            <text:p>11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0" table:style-name="ce16">
            <text:p>10</text:p>
          </table:table-cell>
          <table:table-cell table:number-columns-repeated="7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4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0" table:style-name="ce13">
            <text:p>10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1" table:style-name="ce16">
            <text:p>11</text:p>
          </table:table-cell>
          <table:table-cell table:number-columns-repeated="8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3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3" table:style-name="ce14">
            <text:p>13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2" table:style-name="ce16">
            <text:p>12</text:p>
          </table:table-cell>
          <table:table-cell table:number-columns-repeated="9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2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4" table:style-name="ce14">
            <text:p>14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3" table:style-name="ce16">
            <text:p>13</text:p>
          </table:table-cell>
          <table:table-cell table:number-columns-repeated="10" table:style-name="ce14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14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5" table:style-name="ce14">
            <text:p>15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4" table:style-name="ce16">
            <text:p>14</text:p>
          </table:table-cell>
          <table:table-cell table:number-columns-repeated="11" table:style-name="ce14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6" table:style-name="ce14">
            <text:p>16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5" table:style-name="ce16">
            <text:p>15</text:p>
          </table:table-cell>
          <table:table-cell table:number-columns-repeated="12" table:style-name="ce14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6" table:style-name="ce17">
            <text:p>16</text:p>
          </table:table-cell>
          <table:table-cell table:number-columns-repeated="13" table:style-name="ce14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5">
            <text:p>16</text:p>
          </table:table-cell>
          <table:table-cell table:style-name="ce2"/>
          <table:table-cell office:value-type="string" table:style-name="ce6">
            <text:p>RHS</text:p>
          </table:table-cell>
          <table:table-cell table:style-name="ce2"/>
          <table:table-cell office:value-type="string" table:style-name="ce3">
            <text:p>M1</text:p>
          </table:table-cell>
          <table:table-cell office:value-type="string" table:style-name="ce4">
            <text:p>M2</text:p>
          </table:table-cell>
          <table:table-cell office:value-type="string" table:style-name="ce4">
            <text:p>M3</text:p>
          </table:table-cell>
          <table:table-cell office:value-type="string" table:style-name="ce5">
            <text:p>M4</text:p>
          </table:table-cell>
          <table:table-cell table:style-name="ce1"/>
          <table:table-cell table:style-name="ce7"/>
          <table:table-cell office:value-type="string" table:style-name="ce7">
            <text:p>M2</text:p>
          </table:table-cell>
          <table:table-cell table:number-columns-repeated="16357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number-columns-repeated="5" table:style-name="ce18"/>
          <table:table-cell table:number-columns-repeated="8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1" table:style-name="ce9">
            <text:p>1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2" table:style-name="ce16">
            <text:p>2</text:p>
          </table:table-cell>
          <table:table-cell table:style-name="ce18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table:number-columns-repeated="8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2" table:style-name="ce9">
            <text:p>2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3" table:style-name="ce16">
            <text:p>3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number-columns-repeated="3" table:style-name="ce18"/>
          <table:table-cell table:number-columns-repeated="8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3" table:style-name="ce24">
            <text:p>3</text:p>
          </table:table-cell>
          <table:table-cell table:style-name="ce25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4" table:style-name="ce16">
            <text:p>4</text:p>
          </table:table-cell>
          <table:table-cell table:number-columns-repeated="3" table:style-name="ce18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table:number-columns-repeated="8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4" table:style-name="ce24">
            <text:p>4</text:p>
          </table:table-cell>
          <table:table-cell office:value-type="float" office:value="5" table:style-name="ce25">
            <text:p>5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5" table:style-name="ce16">
            <text:p>5</text:p>
          </table:table-cell>
          <table:table-cell table:number-columns-repeated="3" table:style-name="ce20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style-name="ce20"/>
          <table:table-cell table:number-columns-repeated="8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6" table:style-name="ce12">
            <text:p>6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6" table:style-name="ce16">
            <text:p>6</text:p>
          </table:table-cell>
          <table:table-cell table:number-columns-repeated="4" table:style-name="ce20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number-columns-repeated="8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7" table:style-name="ce12">
            <text:p>7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7" table:style-name="ce16">
            <text:p>7</text:p>
          </table:table-cell>
          <table:table-cell table:number-columns-repeated="4" table:style-name="ce12"/>
          <table:table-cell table:style-name="ce23"/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number-columns-repeated="7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8" table:style-name="ce12">
            <text:p>8</text:p>
          </table:table-cell>
          <table:table-cell office:value-type="float" office:value="9" table:style-name="ce13">
            <text:p>9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8" table:style-name="ce16">
            <text:p>8</text:p>
          </table:table-cell>
          <table:table-cell table:number-columns-repeated="5" table:style-name="ce12"/>
          <table:table-cell table:style-name="ce23"/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number-columns-repeated="6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0" table:style-name="ce13">
            <text:p>10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9" table:style-name="ce16">
            <text:p>9</text:p>
          </table:table-cell>
          <table:table-cell table:number-columns-repeated="6" table:style-name="ce13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number-columns-repeated="5" table:style-name="ce21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1" table:style-name="ce13">
            <text:p>11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0" table:style-name="ce16">
            <text:p>10</text:p>
          </table:table-cell>
          <table:table-cell table:number-columns-repeated="6" table:style-name="ce13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number-columns-repeated="4" table:style-name="ce21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0" table:style-name="ce13">
            <text:p>10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1" table:style-name="ce16">
            <text:p>11</text:p>
          </table:table-cell>
          <table:table-cell table:number-columns-repeated="6" table:style-name="ce13"/>
          <table:table-cell table:number-columns-repeated="2"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number-columns-repeated="3" table:style-name="ce21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3" table:style-name="ce14">
            <text:p>13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2" table:style-name="ce16">
            <text:p>12</text:p>
          </table:table-cell>
          <table:table-cell table:number-columns-repeated="6" table:style-name="ce13"/>
          <table:table-cell table:number-columns-repeated="3"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number-columns-repeated="2" table:style-name="ce21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4" table:style-name="ce14">
            <text:p>14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3" table:style-name="ce16">
            <text:p>13</text:p>
          </table:table-cell>
          <table:table-cell table:number-columns-repeated="6" table:style-name="ce14"/>
          <table:table-cell table:number-columns-repeated="4" table:style-name="ce22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style-name="ce2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5" table:style-name="ce14">
            <text:p>15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4" table:style-name="ce16">
            <text:p>14</text:p>
          </table:table-cell>
          <table:table-cell table:number-columns-repeated="6" table:style-name="ce14"/>
          <table:table-cell table:number-columns-repeated="5" table:style-name="ce22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6" table:style-name="ce14">
            <text:p>16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5" table:style-name="ce16">
            <text:p>15</text:p>
          </table:table-cell>
          <table:table-cell table:number-columns-repeated="6" table:style-name="ce14"/>
          <table:table-cell table:number-columns-repeated="6" table:style-name="ce22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6" table:style-name="ce17">
            <text:p>16</text:p>
          </table:table-cell>
          <table:table-cell table:number-columns-repeated="6" table:style-name="ce14"/>
          <table:table-cell table:number-columns-repeated="7" table:style-name="ce22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5">
            <text:p>16</text:p>
          </table:table-cell>
          <table:table-cell table:style-name="ce2"/>
          <table:table-cell office:value-type="string" table:style-name="ce6">
            <text:p>RHS</text:p>
          </table:table-cell>
          <table:table-cell table:style-name="ce2"/>
          <table:table-cell office:value-type="string" table:style-name="ce3">
            <text:p>M1</text:p>
          </table:table-cell>
          <table:table-cell office:value-type="string" table:style-name="ce4">
            <text:p>M2</text:p>
          </table:table-cell>
          <table:table-cell office:value-type="string" table:style-name="ce4">
            <text:p>M3</text:p>
          </table:table-cell>
          <table:table-cell office:value-type="string" table:style-name="ce5">
            <text:p>M4</text:p>
          </table:table-cell>
          <table:table-cell table:style-name="ce1"/>
          <table:table-cell table:style-name="ce7"/>
          <table:table-cell office:value-type="string" table:style-name="ce7">
            <text:p>R2</text:p>
          </table:table-cell>
          <table:table-cell table:number-columns-repeated="16357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3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1" table:style-name="ce9">
            <text:p>1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2" table:style-name="ce16">
            <text:p>2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2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2" table:style-name="ce9">
            <text:p>2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3" table:style-name="ce16">
            <text:p>3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1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3" table:style-name="ce9">
            <text:p>3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4" table:style-name="ce16">
            <text:p>4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0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4" table:style-name="ce19">
            <text:p>4</text:p>
          </table:table-cell>
          <table:table-cell office:value-type="float" office:value="5" table:style-name="ce23">
            <text:p>5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5" table:style-name="ce16">
            <text:p>5</text:p>
          </table:table-cell>
          <table:table-cell table:number-columns-repeated="3" table:style-name="ce12"/>
          <table:table-cell table:style-name="ce23"/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number-columns-repeated="9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6" table:style-name="ce12">
            <text:p>6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6" table:style-name="ce16">
            <text:p>6</text:p>
          </table:table-cell>
          <table:table-cell table:number-columns-repeated="4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8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7" table:style-name="ce12">
            <text:p>7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7" table:style-name="ce16">
            <text:p>7</text:p>
          </table:table-cell>
          <table:table-cell table:number-columns-repeated="5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7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8" table:style-name="ce23">
            <text:p>8</text:p>
          </table:table-cell>
          <table:table-cell office:value-type="float" office:value="9" table:style-name="ce26">
            <text:p>9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8" table:style-name="ce16">
            <text:p>8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6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0" table:style-name="ce13">
            <text:p>10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9" table:style-name="ce16">
            <text:p>9</text:p>
          </table:table-cell>
          <table:table-cell table:number-columns-repeated="6" table:style-name="ce13"/>
          <table:table-cell table:style-name="ce26"/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table:number-columns-repeated="5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1" table:style-name="ce13">
            <text:p>11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0" table:style-name="ce16">
            <text:p>10</text:p>
          </table:table-cell>
          <table:table-cell table:number-columns-repeated="7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4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0" table:style-name="ce13">
            <text:p>10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1" table:style-name="ce16">
            <text:p>11</text:p>
          </table:table-cell>
          <table:table-cell table:number-columns-repeated="8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3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3" table:style-name="ce14">
            <text:p>13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2" table:style-name="ce16">
            <text:p>12</text:p>
          </table:table-cell>
          <table:table-cell table:number-columns-repeated="9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2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4" table:style-name="ce14">
            <text:p>14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3" table:style-name="ce16">
            <text:p>13</text:p>
          </table:table-cell>
          <table:table-cell table:number-columns-repeated="10" table:style-name="ce14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14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5" table:style-name="ce14">
            <text:p>15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4" table:style-name="ce16">
            <text:p>14</text:p>
          </table:table-cell>
          <table:table-cell table:number-columns-repeated="11" table:style-name="ce14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6" table:style-name="ce14">
            <text:p>16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5" table:style-name="ce16">
            <text:p>15</text:p>
          </table:table-cell>
          <table:table-cell table:number-columns-repeated="12" table:style-name="ce14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6" table:style-name="ce17">
            <text:p>16</text:p>
          </table:table-cell>
          <table:table-cell table:number-columns-repeated="13" table:style-name="ce14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5">
            <text:p>16</text:p>
          </table:table-cell>
          <table:table-cell table:style-name="ce2"/>
          <table:table-cell office:value-type="string" table:style-name="ce6">
            <text:p>RHS</text:p>
          </table:table-cell>
          <table:table-cell table:style-name="ce2"/>
          <table:table-cell office:value-type="string" table:style-name="ce3">
            <text:p>M1</text:p>
          </table:table-cell>
          <table:table-cell office:value-type="string" table:style-name="ce4">
            <text:p>M2</text:p>
          </table:table-cell>
          <table:table-cell office:value-type="string" table:style-name="ce4">
            <text:p>M3</text:p>
          </table:table-cell>
          <table:table-cell office:value-type="string" table:style-name="ce5">
            <text:p>M4</text:p>
          </table:table-cell>
          <table:table-cell table:style-name="ce1"/>
          <table:table-cell table:style-name="ce7"/>
          <table:table-cell office:value-type="string" table:style-name="ce7">
            <text:p>M3</text:p>
          </table:table-cell>
          <table:table-cell table:number-columns-repeated="16357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number-columns-repeated="3" table:style-name="ce18"/>
          <table:table-cell table:number-columns-repeated="10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1" table:style-name="ce9">
            <text:p>1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2" table:style-name="ce16">
            <text:p>2</text:p>
          </table:table-cell>
          <table:table-cell table:style-name="ce18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table:number-columns-repeated="10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2" table:style-name="ce9">
            <text:p>2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3" table:style-name="ce16">
            <text:p>3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style-name="ce18"/>
          <table:table-cell table:number-columns-repeated="10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3" table:style-name="ce9">
            <text:p>3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4" table:style-name="ce16">
            <text:p>4</text:p>
          </table:table-cell>
          <table:table-cell table:number-columns-repeated="3" table:style-name="ce18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number-columns-repeated="10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4" table:style-name="ce9">
            <text:p>4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5" table:style-name="ce16">
            <text:p>5</text:p>
          </table:table-cell>
          <table:table-cell table:number-columns-repeated="3" table:style-name="ce12"/>
          <table:table-cell table:style-name="ce23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number-columns-repeated="9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5" table:style-name="ce12">
            <text:p>5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6" table:style-name="ce16">
            <text:p>6</text:p>
          </table:table-cell>
          <table:table-cell table:number-columns-repeated="4" table:style-name="ce12"/>
          <table:table-cell table:style-name="ce23"/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number-columns-repeated="2" table:style-name="ce23"/>
          <table:table-cell table:number-columns-repeated="6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6" table:style-name="ce12">
            <text:p>6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7" table:style-name="ce16">
            <text:p>7</text:p>
          </table:table-cell>
          <table:table-cell table:number-columns-repeated="4" table:style-name="ce12"/>
          <table:table-cell table:number-columns-repeated="2" table:style-name="ce23"/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style-name="ce23"/>
          <table:table-cell table:number-columns-repeated="6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7" table:style-name="ce12">
            <text:p>7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8" table:style-name="ce16">
            <text:p>8</text:p>
          </table:table-cell>
          <table:table-cell table:number-columns-repeated="4" table:style-name="ce12"/>
          <table:table-cell table:number-columns-repeated="3" table:style-name="ce23"/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number-columns-repeated="6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8" table:style-name="ce12">
            <text:p>8</text:p>
          </table:table-cell>
          <table:table-cell office:value-type="float" office:value="9" table:style-name="ce13">
            <text:p>9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9" table:style-name="ce16">
            <text:p>9</text:p>
          </table:table-cell>
          <table:table-cell table:number-columns-repeated="6" table:style-name="ce13"/>
          <table:table-cell table:style-name="ce26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number-columns-repeated="5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0" table:style-name="ce13">
            <text:p>10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0" table:style-name="ce16">
            <text:p>10</text:p>
          </table:table-cell>
          <table:table-cell table:number-columns-repeated="7" table:style-name="ce13"/>
          <table:table-cell table:style-name="ce26"/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table:number-columns-repeated="2" table:style-name="ce26"/>
          <table:table-cell table:number-columns-repeated="2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1" table:style-name="ce13">
            <text:p>11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1" table:style-name="ce16">
            <text:p>11</text:p>
          </table:table-cell>
          <table:table-cell table:number-columns-repeated="7" table:style-name="ce13"/>
          <table:table-cell table:number-columns-repeated="2" table:style-name="ce26"/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table:style-name="ce26"/>
          <table:table-cell table:number-columns-repeated="2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2" table:style-name="ce13">
            <text:p>12</text:p>
          </table:table-cell>
          <table:table-cell office:value-type="float" office:value="13" table:style-name="ce14">
            <text:p>13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2" table:style-name="ce16">
            <text:p>12</text:p>
          </table:table-cell>
          <table:table-cell table:number-columns-repeated="7" table:style-name="ce13"/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table:number-columns-repeated="2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4" table:style-name="ce14">
            <text:p>14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3" table:style-name="ce16">
            <text:p>13</text:p>
          </table:table-cell>
          <table:table-cell table:number-columns-repeated="10" table:style-name="ce14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style-name="ce2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5" table:style-name="ce14">
            <text:p>15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4" table:style-name="ce16">
            <text:p>14</text:p>
          </table:table-cell>
          <table:table-cell table:number-columns-repeated="10" table:style-name="ce14"/>
          <table:table-cell table:style-name="ce22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6" table:style-name="ce14">
            <text:p>16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5" table:style-name="ce16">
            <text:p>15</text:p>
          </table:table-cell>
          <table:table-cell table:number-columns-repeated="10" table:style-name="ce14"/>
          <table:table-cell table:number-columns-repeated="2" table:style-name="ce22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6" table:style-name="ce17">
            <text:p>16</text:p>
          </table:table-cell>
          <table:table-cell table:number-columns-repeated="10" table:style-name="ce14"/>
          <table:table-cell table:number-columns-repeated="3" table:style-name="ce22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5">
            <text:p>16</text:p>
          </table:table-cell>
          <table:table-cell table:style-name="ce2"/>
          <table:table-cell office:value-type="string" table:style-name="ce6">
            <text:p>RHS</text:p>
          </table:table-cell>
          <table:table-cell table:style-name="ce2"/>
          <table:table-cell office:value-type="string" table:style-name="ce3">
            <text:p>M1</text:p>
          </table:table-cell>
          <table:table-cell office:value-type="string" table:style-name="ce4">
            <text:p>M2</text:p>
          </table:table-cell>
          <table:table-cell office:value-type="string" table:style-name="ce4">
            <text:p>M3</text:p>
          </table:table-cell>
          <table:table-cell office:value-type="string" table:style-name="ce5">
            <text:p>M4</text:p>
          </table:table-cell>
          <table:table-cell table:style-name="ce1"/>
          <table:table-cell table:style-name="ce7"/>
          <table:table-cell office:value-type="string" table:style-name="ce7">
            <text:p>R3</text:p>
          </table:table-cell>
          <table:table-cell table:number-columns-repeated="16357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3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1" table:style-name="ce9">
            <text:p>1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2" table:style-name="ce16">
            <text:p>2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2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2" table:style-name="ce9">
            <text:p>2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3" table:style-name="ce16">
            <text:p>3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1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3" table:style-name="ce9">
            <text:p>3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4" table:style-name="ce16">
            <text:p>4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0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4" table:style-name="ce9">
            <text:p>4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5" table:style-name="ce16">
            <text:p>5</text:p>
          </table:table-cell>
          <table:table-cell table:number-columns-repeated="4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9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5" table:style-name="ce12">
            <text:p>5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6" table:style-name="ce16">
            <text:p>6</text:p>
          </table:table-cell>
          <table:table-cell table:number-columns-repeated="5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8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6" table:style-name="ce12">
            <text:p>6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7" table:style-name="ce16">
            <text:p>7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7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7" table:style-name="ce12">
            <text:p>7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8" table:style-name="ce16">
            <text:p>8</text:p>
          </table:table-cell>
          <table:table-cell table:number-columns-repeated="7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6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8" table:style-name="ce23">
            <text:p>8</text:p>
          </table:table-cell>
          <table:table-cell office:value-type="float" office:value="9" table:style-name="ce26">
            <text:p>9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9" table:style-name="ce16">
            <text:p>9</text:p>
          </table:table-cell>
          <table:table-cell table:number-columns-repeated="7" table:style-name="ce13"/>
          <table:table-cell table:style-name="ce26"/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table:number-columns-repeated="5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0" table:style-name="ce13">
            <text:p>10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0" table:style-name="ce16">
            <text:p>10</text:p>
          </table:table-cell>
          <table:table-cell table:number-columns-repeated="6" table:style-name="ce13"/>
          <table:table-cell table:number-columns-repeated="2" table:style-name="ce21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4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1" table:style-name="ce13">
            <text:p>11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1" table:style-name="ce16">
            <text:p>11</text:p>
          </table:table-cell>
          <table:table-cell table:number-columns-repeated="6" table:style-name="ce13"/>
          <table:table-cell table:number-columns-repeated="2" table:style-name="ce21"/>
          <table:table-cell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3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2" table:style-name="ce26">
            <text:p>12</text:p>
          </table:table-cell>
          <table:table-cell office:value-type="float" office:value="13" table:style-name="ce27">
            <text:p>13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2" table:style-name="ce16">
            <text:p>12</text:p>
          </table:table-cell>
          <table:table-cell table:number-columns-repeated="6" table:style-name="ce13"/>
          <table:table-cell table:number-columns-repeated="2" table:style-name="ce21"/>
          <table:table-cell table:number-columns-repeated="2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2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4" table:style-name="ce14">
            <text:p>14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3" table:style-name="ce16">
            <text:p>13</text:p>
          </table:table-cell>
          <table:table-cell table:number-columns-repeated="10" table:style-name="ce14"/>
          <table:table-cell table:style-name="ce27"/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14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5" table:style-name="ce14">
            <text:p>15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4" table:style-name="ce16">
            <text:p>14</text:p>
          </table:table-cell>
          <table:table-cell table:number-columns-repeated="11" table:style-name="ce14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6" table:style-name="ce14">
            <text:p>16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5" table:style-name="ce16">
            <text:p>15</text:p>
          </table:table-cell>
          <table:table-cell table:number-columns-repeated="12" table:style-name="ce14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6" table:style-name="ce17">
            <text:p>16</text:p>
          </table:table-cell>
          <table:table-cell table:number-columns-repeated="13" table:style-name="ce14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5">
            <text:p>16</text:p>
          </table:table-cell>
          <table:table-cell table:style-name="ce2"/>
          <table:table-cell office:value-type="string" table:style-name="ce6">
            <text:p>RHS</text:p>
          </table:table-cell>
          <table:table-cell table:style-name="ce2"/>
          <table:table-cell office:value-type="string" table:style-name="ce3">
            <text:p>M1</text:p>
          </table:table-cell>
          <table:table-cell office:value-type="string" table:style-name="ce4">
            <text:p>M2</text:p>
          </table:table-cell>
          <table:table-cell office:value-type="string" table:style-name="ce4">
            <text:p>M3</text:p>
          </table:table-cell>
          <table:table-cell office:value-type="string" table:style-name="ce5">
            <text:p>M4</text:p>
          </table:table-cell>
          <table:table-cell table:style-name="ce1"/>
          <table:table-cell table:style-name="ce7"/>
          <table:table-cell office:value-type="string" table:style-name="ce7">
            <text:p>M4</text:p>
          </table:table-cell>
          <table:table-cell table:number-columns-repeated="16357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number-columns-repeated="9" table:style-name="ce18"/>
          <table:table-cell table:number-columns-repeated="4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1" table:style-name="ce9">
            <text:p>1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2" table:style-name="ce16">
            <text:p>2</text:p>
          </table:table-cell>
          <table:table-cell table:style-name="ce18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number-columns-repeated="8" table:style-name="ce18"/>
          <table:table-cell table:number-columns-repeated="4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2" table:style-name="ce9">
            <text:p>2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3" table:style-name="ce16">
            <text:p>3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number-columns-repeated="7" table:style-name="ce18"/>
          <table:table-cell table:number-columns-repeated="4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3" table:style-name="ce9">
            <text:p>3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4" table:style-name="ce16">
            <text:p>4</text:p>
          </table:table-cell>
          <table:table-cell table:number-columns-repeated="3" table:style-name="ce18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number-columns-repeated="6" table:style-name="ce18"/>
          <table:table-cell table:number-columns-repeated="4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4" table:style-name="ce9">
            <text:p>4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5" table:style-name="ce16">
            <text:p>5</text:p>
          </table:table-cell>
          <table:table-cell table:number-columns-repeated="4" table:style-name="ce20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number-columns-repeated="5" table:style-name="ce20"/>
          <table:table-cell table:number-columns-repeated="4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5" table:style-name="ce12">
            <text:p>5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6" table:style-name="ce16">
            <text:p>6</text:p>
          </table:table-cell>
          <table:table-cell table:number-columns-repeated="5" table:style-name="ce20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number-columns-repeated="4" table:style-name="ce20"/>
          <table:table-cell table:number-columns-repeated="4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6" table:style-name="ce12">
            <text:p>6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7" table:style-name="ce16">
            <text:p>7</text:p>
          </table:table-cell>
          <table:table-cell table:number-columns-repeated="6" table:style-name="ce20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number-columns-repeated="3" table:style-name="ce20"/>
          <table:table-cell table:number-columns-repeated="4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7" table:style-name="ce12">
            <text:p>7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8" table:style-name="ce16">
            <text:p>8</text:p>
          </table:table-cell>
          <table:table-cell table:number-columns-repeated="7" table:style-name="ce20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number-columns-repeated="2" table:style-name="ce20"/>
          <table:table-cell table:number-columns-repeated="4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8" table:style-name="ce12">
            <text:p>8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9" table:style-name="ce16">
            <text:p>9</text:p>
          </table:table-cell>
          <table:table-cell table:number-columns-repeated="8"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number-columns-repeated="4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9" table:style-name="ce13">
            <text:p>9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0" table:style-name="ce16">
            <text:p>10</text:p>
          </table:table-cell>
          <table:table-cell table:number-columns-repeated="8" table:style-name="ce13"/>
          <table:table-cell table:style-name="ce26"/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table:number-columns-repeated="2" table:style-name="ce26"/>
          <table:table-cell table:number-columns-repeated="2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0" table:style-name="ce13">
            <text:p>10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1" table:style-name="ce16">
            <text:p>11</text:p>
          </table:table-cell>
          <table:table-cell table:number-columns-repeated="8" table:style-name="ce13"/>
          <table:table-cell table:number-columns-repeated="2" table:style-name="ce26"/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table:style-name="ce26"/>
          <table:table-cell table:number-columns-repeated="2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1" table:style-name="ce13">
            <text:p>11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2" table:style-name="ce16">
            <text:p>12</text:p>
          </table:table-cell>
          <table:table-cell table:number-columns-repeated="8" table:style-name="ce13"/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table:number-columns-repeated="2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2" table:style-name="ce13">
            <text:p>12</text:p>
          </table:table-cell>
          <table:table-cell office:value-type="float" office:value="13" table:style-name="ce14">
            <text:p>13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3" table:style-name="ce16">
            <text:p>13</text:p>
          </table:table-cell>
          <table:table-cell table:number-columns-repeated="11" table:style-name="ce14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style-name="ce2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4" table:style-name="ce14">
            <text:p>14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4" table:style-name="ce16">
            <text:p>14</text:p>
          </table:table-cell>
          <table:table-cell table:number-columns-repeated="11" table:style-name="ce14"/>
          <table:table-cell table:style-name="ce27"/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5" table:style-name="ce14">
            <text:p>15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5" table:style-name="ce16">
            <text:p>15</text:p>
          </table:table-cell>
          <table:table-cell table:number-columns-repeated="11" table:style-name="ce14"/>
          <table:table-cell table:number-columns-repeated="2" table:style-name="ce27"/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6" table:style-name="ce14">
            <text:p>16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6" table:style-name="ce17">
            <text:p>16</text:p>
          </table:table-cell>
          <table:table-cell table:number-columns-repeated="11" table:style-name="ce14"/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5">
            <text:p>16</text:p>
          </table:table-cell>
          <table:table-cell table:style-name="ce2"/>
          <table:table-cell office:value-type="string" table:style-name="ce6">
            <text:p>RHS</text:p>
          </table:table-cell>
          <table:table-cell table:style-name="ce2"/>
          <table:table-cell office:value-type="string" table:style-name="ce3">
            <text:p>M1</text:p>
          </table:table-cell>
          <table:table-cell office:value-type="string" table:style-name="ce4">
            <text:p>M2</text:p>
          </table:table-cell>
          <table:table-cell office:value-type="string" table:style-name="ce4">
            <text:p>M3</text:p>
          </table:table-cell>
          <table:table-cell office:value-type="string" table:style-name="ce5">
            <text:p>M4</text:p>
          </table:table-cell>
          <table:table-cell table:style-name="ce1"/>
          <table:table-cell table:style-name="ce7"/>
          <table:table-cell office:value-type="string" table:style-name="ce7">
            <text:p>R4</text:p>
          </table:table-cell>
          <table:table-cell table:number-columns-repeated="16357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3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1" table:style-name="ce9">
            <text:p>1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2" table:style-name="ce16">
            <text:p>2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2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2" table:style-name="ce9">
            <text:p>2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3" table:style-name="ce16">
            <text:p>3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1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3" table:style-name="ce9">
            <text:p>3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4" table:style-name="ce16">
            <text:p>4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0"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4" table:style-name="ce9">
            <text:p>4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5" table:style-name="ce16">
            <text:p>5</text:p>
          </table:table-cell>
          <table:table-cell table:number-columns-repeated="4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9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5" table:style-name="ce12">
            <text:p>5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6" table:style-name="ce16">
            <text:p>6</text:p>
          </table:table-cell>
          <table:table-cell table:number-columns-repeated="5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8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6" table:style-name="ce12">
            <text:p>6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7" table:style-name="ce16">
            <text:p>7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7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7" table:style-name="ce12">
            <text:p>7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8" table:style-name="ce16">
            <text:p>8</text:p>
          </table:table-cell>
          <table:table-cell table:number-columns-repeated="7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6"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8" table:style-name="ce12">
            <text:p>8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9" table:style-name="ce16">
            <text:p>9</text:p>
          </table:table-cell>
          <table:table-cell table:number-columns-repeated="8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5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9" table:style-name="ce13">
            <text:p>9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0" table:style-name="ce16">
            <text:p>10</text:p>
          </table:table-cell>
          <table:table-cell table:number-columns-repeated="9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4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0" table:style-name="ce13">
            <text:p>10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1" table:style-name="ce16">
            <text:p>11</text:p>
          </table:table-cell>
          <table:table-cell table:number-columns-repeated="10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3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1" table:style-name="ce13">
            <text:p>11</text:p>
          </table:table-cell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2" table:style-name="ce16">
            <text:p>12</text:p>
          </table:table-cell>
          <table:table-cell table:number-columns-repeated="11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2"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2" table:style-name="ce26">
            <text:p>12</text:p>
          </table:table-cell>
          <table:table-cell office:value-type="float" office:value="13" table:style-name="ce27">
            <text:p>13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3" table:style-name="ce16">
            <text:p>13</text:p>
          </table:table-cell>
          <table:table-cell table:number-columns-repeated="11" table:style-name="ce14"/>
          <table:table-cell table:style-name="ce27"/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14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4" table:style-name="ce14">
            <text:p>14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4" table:style-name="ce16">
            <text:p>14</text:p>
          </table:table-cell>
          <table:table-cell table:number-columns-repeated="12" table:style-name="ce14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5" table:style-name="ce14">
            <text:p>15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5" table:style-name="ce16">
            <text:p>15</text:p>
          </table:table-cell>
          <table:table-cell table:number-columns-repeated="13" table:style-name="ce14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6" table:style-name="ce14">
            <text:p>16</text:p>
          </table:table-cell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16" table:style-name="ce17">
            <text:p>16</text:p>
          </table:table-cell>
          <table:table-cell table:number-columns-repeated="14" table:style-name="ce14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5">
            <text:p>16</text:p>
          </table:table-cell>
          <table:table-cell table:style-name="ce2"/>
          <table:table-cell office:value-type="string" table:style-name="ce6">
            <text:p>RHS</text:p>
          </table:table-cell>
          <table:table-cell table:style-name="ce2"/>
          <table:table-cell office:value-type="string" table:style-name="ce3">
            <text:p>M1</text:p>
          </table:table-cell>
          <table:table-cell office:value-type="string" table:style-name="ce4">
            <text:p>M2</text:p>
          </table:table-cell>
          <table:table-cell office:value-type="string" table:style-name="ce4">
            <text:p>M3</text:p>
          </table:table-cell>
          <table:table-cell office:value-type="string" table:style-name="ce5">
            <text:p>M4</text:p>
          </table:table-cell>
          <table:table-cell table:style-name="ce1"/>
          <table:table-cell table:style-name="ce7"/>
          <table:table-cell office:value-type="string" table:style-name="ce7">
            <text:p>M5</text:p>
          </table:table-cell>
          <table:table-cell table:number-columns-repeated="16357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number-columns-repeated="12" table:style-name="ce18"/>
          <table:table-cell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1" table:style-name="ce9">
            <text:p>1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2" table:style-name="ce16">
            <text:p>2</text:p>
          </table:table-cell>
          <table:table-cell table:style-name="ce18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number-columns-repeated="11" table:style-name="ce18"/>
          <table:table-cell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2" table:style-name="ce9">
            <text:p>2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3" table:style-name="ce16">
            <text:p>3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number-columns-repeated="10" table:style-name="ce18"/>
          <table:table-cell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3" table:style-name="ce9">
            <text:p>3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4" table:style-name="ce16">
            <text:p>4</text:p>
          </table:table-cell>
          <table:table-cell table:number-columns-repeated="3" table:style-name="ce18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number-columns-repeated="9" table:style-name="ce18"/>
          <table:table-cell table:style-name="ce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office:value-type="float" office:value="4" table:style-name="ce9">
            <text:p>4</text:p>
          </table:table-cell>
          <table:table-cell table:style-name="ce12"/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5" table:style-name="ce16">
            <text:p>5</text:p>
          </table:table-cell>
          <table:table-cell table:number-columns-repeated="4" table:style-name="ce20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number-columns-repeated="8" table:style-name="ce20"/>
          <table:table-cell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5" table:style-name="ce12">
            <text:p>5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6" table:style-name="ce16">
            <text:p>6</text:p>
          </table:table-cell>
          <table:table-cell table:number-columns-repeated="5" table:style-name="ce20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number-columns-repeated="7" table:style-name="ce20"/>
          <table:table-cell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6" table:style-name="ce12">
            <text:p>6</text:p>
          </table:table-cell>
          <table:table-cell table:style-name="ce13"/>
          <table:table-cell table:style-name="ce14"/>
          <table:table-cell table:number-columns-repeated="1000" table:style-name="ce7"/>
          <table:table-cell table:number-columns-repeated="15360"/>
        </table:table-row>
        <table:table-row table:style-name="ro2">
          <table:table-cell office:value-type="float" office:value="7" table:style-name="ce16">
            <text:p>7</text:p>
          </table:table-cell>
          <table:table-cell table:number-columns-repeated="6" table:style-name="ce20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number-columns-repeated="6" table:style-name="ce20"/>
          <table:table-cell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7" table:style-name="ce12">
            <text:p>7</text:p>
          </table:table-cell>
          <table:table-cell table:style-name="ce13"/>
          <table:table-cell table:style-name="ce14"/>
          <table:table-cell table:number-columns-repeated="16360"/>
        </table:table-row>
        <table:table-row table:style-name="ro2">
          <table:table-cell office:value-type="float" office:value="8" table:style-name="ce16">
            <text:p>8</text:p>
          </table:table-cell>
          <table:table-cell table:number-columns-repeated="7" table:style-name="ce20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number-columns-repeated="5" table:style-name="ce20"/>
          <table:table-cell table:style-name="ce12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float" office:value="8" table:style-name="ce12">
            <text:p>8</text:p>
          </table:table-cell>
          <table:table-cell table:style-name="ce13"/>
          <table:table-cell table:style-name="ce14"/>
          <table:table-cell table:number-columns-repeated="16360"/>
        </table:table-row>
        <table:table-row table:style-name="ro2">
          <table:table-cell office:value-type="float" office:value="9" table:style-name="ce16">
            <text:p>9</text:p>
          </table:table-cell>
          <table:table-cell table:number-columns-repeated="8"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number-columns-repeated="4" table:style-name="ce21"/>
          <table:table-cell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9" table:style-name="ce13">
            <text:p>9</text:p>
          </table:table-cell>
          <table:table-cell table:style-name="ce14"/>
          <table:table-cell table:number-columns-repeated="16360"/>
        </table:table-row>
        <table:table-row table:style-name="ro2">
          <table:table-cell office:value-type="float" office:value="10" table:style-name="ce16">
            <text:p>10</text:p>
          </table:table-cell>
          <table:table-cell table:number-columns-repeated="9"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number-columns-repeated="3" table:style-name="ce21"/>
          <table:table-cell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0" table:style-name="ce13">
            <text:p>10</text:p>
          </table:table-cell>
          <table:table-cell table:style-name="ce14"/>
          <table:table-cell table:number-columns-repeated="16360"/>
        </table:table-row>
        <table:table-row table:style-name="ro2">
          <table:table-cell office:value-type="float" office:value="11" table:style-name="ce16">
            <text:p>11</text:p>
          </table:table-cell>
          <table:table-cell table:number-columns-repeated="10"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number-columns-repeated="2" table:style-name="ce21"/>
          <table:table-cell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1" table:style-name="ce13">
            <text:p>11</text:p>
          </table:table-cell>
          <table:table-cell table:style-name="ce14"/>
          <table:table-cell table:number-columns-repeated="16360"/>
        </table:table-row>
        <table:table-row table:style-name="ro2">
          <table:table-cell office:value-type="float" office:value="12" table:style-name="ce16">
            <text:p>12</text:p>
          </table:table-cell>
          <table:table-cell table:number-columns-repeated="11"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13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office:value-type="float" office:value="12" table:style-name="ce13">
            <text:p>12</text:p>
          </table:table-cell>
          <table:table-cell table:style-name="ce27"/>
          <table:table-cell table:number-columns-repeated="16360"/>
        </table:table-row>
        <table:table-row table:style-name="ro2">
          <table:table-cell office:value-type="float" office:value="13" table:style-name="ce16">
            <text:p>13</text:p>
          </table:table-cell>
          <table:table-cell table:number-columns-repeated="11" table:style-name="ce14"/>
          <table:table-cell table:style-name="ce27"/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14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3" table:style-name="ce14">
            <text:p>13</text:p>
          </table:table-cell>
          <table:table-cell table:number-columns-repeated="16360"/>
        </table:table-row>
        <table:table-row table:style-name="ro2">
          <table:table-cell office:value-type="float" office:value="14" table:style-name="ce16">
            <text:p>14</text:p>
          </table:table-cell>
          <table:table-cell table:number-columns-repeated="12" table:style-name="ce14"/>
          <table:table-cell table:style-name="ce27"/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4" table:style-name="ce14">
            <text:p>14</text:p>
          </table:table-cell>
          <table:table-cell table:number-columns-repeated="16360"/>
        </table:table-row>
        <table:table-row table:style-name="ro2">
          <table:table-cell office:value-type="float" office:value="15" table:style-name="ce16">
            <text:p>15</text:p>
          </table:table-cell>
          <table:table-cell table:number-columns-repeated="12" table:style-name="ce14"/>
          <table:table-cell table:number-columns-repeated="2" table:style-name="ce27"/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5" table:style-name="ce14">
            <text:p>15</text:p>
          </table:table-cell>
          <table:table-cell table:number-columns-repeated="16360"/>
        </table:table-row>
        <table:table-row table:style-name="ro2">
          <table:table-cell office:value-type="float" office:value="16" table:style-name="ce17">
            <text:p>16</text:p>
          </table:table-cell>
          <table:table-cell table:number-columns-repeated="12" table:style-name="ce14"/>
          <table:table-cell table:number-columns-repeated="3" table:style-name="ce27"/>
          <table:table-cell office:value-type="string" table:style-name="ce27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office:value-type="float" office:value="16" table:style-name="ce14">
            <text:p>16</text:p>
          </table:table-cell>
          <table:table-cell table:number-columns-repeated="16360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5">
            <text:p>16</text:p>
          </table:table-cell>
          <table:table-cell table:style-name="ce2"/>
          <table:table-cell office:value-type="string" table:style-name="ce6">
            <text:p>RHS</text:p>
          </table:table-cell>
          <table:table-cell table:style-name="ce2"/>
          <table:table-cell office:value-type="string" table:style-name="ce3">
            <text:p>M1</text:p>
          </table:table-cell>
          <table:table-cell office:value-type="string" table:style-name="ce4">
            <text:p>M2</text:p>
          </table:table-cell>
          <table:table-cell office:value-type="string" table:style-name="ce4">
            <text:p>M3</text:p>
          </table:table-cell>
          <table:table-cell office:value-type="string" table:style-name="ce5">
            <text:p>M4</text:p>
          </table:table-cell>
          <table:table-cell table:number-columns-repeated="16360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3" table:style-name="ce28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6360"/>
        </table:table-row>
        <table:table-row table:style-name="ro2">
          <table:table-cell office:value-type="float" office:value="2" table:style-name="ce16">
            <text:p>2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2" table:style-name="ce28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6360"/>
        </table:table-row>
        <table:table-row table:style-name="ro2">
          <table:table-cell office:value-type="float" office:value="3" table:style-name="ce16">
            <text:p>3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1" table:style-name="ce28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6360"/>
        </table:table-row>
        <table:table-row table:style-name="ro2">
          <table:table-cell office:value-type="float" office:value="4" table:style-name="ce16">
            <text:p>4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0" table:style-name="ce28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6360"/>
        </table:table-row>
        <table:table-row table:style-name="ro2">
          <table:table-cell office:value-type="float" office:value="5" table:style-name="ce16">
            <text:p>5</text:p>
          </table:table-cell>
          <table:table-cell table:number-columns-repeated="2" table:style-name="ce33"/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table:number-columns-repeated="9" table:style-name="ce2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6360"/>
        </table:table-row>
        <table:table-row table:style-name="ro2">
          <table:table-cell office:value-type="float" office:value="6" table:style-name="ce16">
            <text:p>6</text:p>
          </table:table-cell>
          <table:table-cell table:number-columns-repeated="3" table:style-name="ce33"/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table:number-columns-repeated="8" table:style-name="ce2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6360"/>
        </table:table-row>
        <table:table-row table:style-name="ro2">
          <table:table-cell office:value-type="float" office:value="7" table:style-name="ce16">
            <text:p>7</text:p>
          </table:table-cell>
          <table:table-cell table:number-columns-repeated="4" table:style-name="ce33"/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table:number-columns-repeated="7" table:style-name="ce2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6360"/>
        </table:table-row>
        <table:table-row table:style-name="ro2">
          <table:table-cell office:value-type="float" office:value="8" table:style-name="ce16">
            <text:p>8</text:p>
          </table:table-cell>
          <table:table-cell table:number-columns-repeated="5" table:style-name="ce33"/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table:number-columns-repeated="6" table:style-name="ce29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6360"/>
        </table:table-row>
        <table:table-row table:style-name="ro2">
          <table:table-cell office:value-type="float" office:value="9" table:style-name="ce16">
            <text:p>9</text:p>
          </table:table-cell>
          <table:table-cell table:number-columns-repeated="6" table:style-name="ce34"/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table:number-columns-repeated="5" table:style-name="ce30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6360"/>
        </table:table-row>
        <table:table-row table:style-name="ro2">
          <table:table-cell office:value-type="float" office:value="10" table:style-name="ce16">
            <text:p>10</text:p>
          </table:table-cell>
          <table:table-cell table:number-columns-repeated="7" table:style-name="ce34"/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table:number-columns-repeated="4" table:style-name="ce30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6360"/>
        </table:table-row>
        <table:table-row table:style-name="ro2">
          <table:table-cell office:value-type="float" office:value="11" table:style-name="ce16">
            <text:p>11</text:p>
          </table:table-cell>
          <table:table-cell table:number-columns-repeated="8" table:style-name="ce34"/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table:number-columns-repeated="3" table:style-name="ce30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6360"/>
        </table:table-row>
        <table:table-row table:style-name="ro2">
          <table:table-cell office:value-type="float" office:value="12" table:style-name="ce16">
            <text:p>12</text:p>
          </table:table-cell>
          <table:table-cell table:number-columns-repeated="9" table:style-name="ce34"/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table:number-columns-repeated="2" table:style-name="ce30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6360"/>
        </table:table-row>
        <table:table-row table:style-name="ro2">
          <table:table-cell office:value-type="float" office:value="13" table:style-name="ce16">
            <text:p>13</text:p>
          </table:table-cell>
          <table:table-cell table:number-columns-repeated="10" table:style-name="ce35"/>
          <table:table-cell office:value-type="string" table:style-name="ce31">
            <text:p>x</text:p>
          </table:table-cell>
          <table:table-cell office:value-type="string" table:style-name="ce31">
            <text:p>x</text:p>
          </table:table-cell>
          <table:table-cell office:value-type="string" table:style-name="ce31">
            <text:p>x</text:p>
          </table:table-cell>
          <table:table-cell office:value-type="string" table:style-name="ce31">
            <text:p>x</text:p>
          </table:table-cell>
          <table:table-cell office:value-type="string" table:style-name="ce31">
            <text:p>x</text:p>
          </table:table-cell>
          <table:table-cell table:style-name="ce31"/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6360"/>
        </table:table-row>
        <table:table-row table:style-name="ro2">
          <table:table-cell office:value-type="float" office:value="14" table:style-name="ce16">
            <text:p>14</text:p>
          </table:table-cell>
          <table:table-cell table:number-columns-repeated="11" table:style-name="ce35"/>
          <table:table-cell office:value-type="string" table:style-name="ce31">
            <text:p>x</text:p>
          </table:table-cell>
          <table:table-cell office:value-type="string" table:style-name="ce31">
            <text:p>x</text:p>
          </table:table-cell>
          <table:table-cell office:value-type="string" table:style-name="ce31">
            <text:p>x</text:p>
          </table:table-cell>
          <table:table-cell office:value-type="string" table:style-name="ce31">
            <text:p>x</text:p>
          </table:table-cell>
          <table:table-cell office:value-type="string" table:style-name="ce31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6360"/>
        </table:table-row>
        <table:table-row table:style-name="ro2">
          <table:table-cell office:value-type="float" office:value="15" table:style-name="ce16">
            <text:p>15</text:p>
          </table:table-cell>
          <table:table-cell table:number-columns-repeated="12" table:style-name="ce35"/>
          <table:table-cell office:value-type="string" table:style-name="ce31">
            <text:p>x</text:p>
          </table:table-cell>
          <table:table-cell office:value-type="string" table:style-name="ce31">
            <text:p>x</text:p>
          </table:table-cell>
          <table:table-cell office:value-type="string" table:style-name="ce31">
            <text:p>x</text:p>
          </table:table-cell>
          <table:table-cell office:value-type="string" table:style-name="ce31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6360"/>
        </table:table-row>
        <table:table-row table:style-name="ro2">
          <table:table-cell office:value-type="float" office:value="16" table:style-name="ce17">
            <text:p>16</text:p>
          </table:table-cell>
          <table:table-cell table:number-columns-repeated="13" table:style-name="ce35"/>
          <table:table-cell office:value-type="string" table:style-name="ce31">
            <text:p>x</text:p>
          </table:table-cell>
          <table:table-cell office:value-type="string" table:style-name="ce31">
            <text:p>x</text:p>
          </table:table-cell>
          <table:table-cell office:value-type="string" table:style-name="ce31">
            <text:p>x</text:p>
          </table:table-cell>
          <table:table-cell table:style-name="ce2"/>
          <table:table-cell office:value-type="string" table:style-name="ce10">
            <text:p>x</text:p>
          </table:table-cell>
          <table:table-cell table:style-name="ce11"/>
          <table:table-cell table:style-name="ce9"/>
          <table:table-cell table:style-name="ce12"/>
          <table:table-cell table:style-name="ce13"/>
          <table:table-cell table:style-name="ce14"/>
          <table:table-cell table:number-columns-repeated="16360"/>
        </table:table-row>
        <table:table-row table:number-rows-repeated="1048388" table:style-name="ro2">
          <table:table-cell table:number-columns-repeated="16384"/>
        </table:table-row>
      </table:table>
      <table:table table:name="Arkusz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Arkusz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ourier New" svg:font-family="&quot;Courier New&quot;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wel Wal</meta:initial-creator>
    <dc:creator>Pawel Wal</dc:creator>
    <meta:creation-date>2013-11-03T15:59:05Z</meta:creation-date>
    <dc:date>2013-12-24T12:12:09Z</dc:date>
    <meta:editing-cycles>7</meta:editing-cycles>
    <meta:editing-duration>PT1754S</meta:editing-duration>
  </office:meta>
</office:document-meta>
</file>